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/>
    <style:style style:name="P2" style:family="paragraph" style:parent-style-name="Heading_20_1">
      <style:paragraph-properties fo:margin-left="0in" fo:margin-right="0in" fo:margin-top="0.3335in" fo:margin-bottom="0.0835in" fo:line-height="115%" fo:text-align="start" style:justify-single-word="false" fo:text-indent="0in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Default_20_Paragraph_20_Font"><text:span text:style-name="T1">Glossary</text:span></text:span></text:h>
      <text:p text:style-name="Text_20_body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7T16:51:55</dc:date>
    <meta:generator>LibreOffice/3.4$Unix LibreOffice_project/340m1$Build-12</meta:generator>
    <meta:document-statistic meta:table-count="0" meta:image-count="0" meta:object-count="0" meta:page-count="1" meta:paragraph-count="0" meta:word-count="1" meta:character-count="8" meta:non-whitespace-character-count="8"/>
    <meta:editing-duration>PT24S</meta:editing-duration>
    <meta:editing-cycles>1</meta:editing-cycles>
  </office:meta>
</office:document-meta>
</file>